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776" draw:master-page-name="Master1-Layout2-obj-Titre-et-contenu" presentation:presentation-page-layout-name="Master1-PPL2" draw:id="Slide-259">
        <draw:frame draw:id="id69" presentation:style-name="a780" draw:name="Titre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7" text:class-names="">Partie technique</text:span><text:span text:style-name="a778" text:class-names=""/></text:p>
          </draw:text-box>
          <svg:title/>
          <svg:desc/>
        </draw:frame>
        <draw:frame draw:id="id70" presentation:style-name="a787" draw:name="Espace réservé du contenu 2" svg:x="0.91667in" svg:y="1.99653in" svg:width="11.5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&lt;schéma bloc!&gt;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  <presentation:notes draw:style-name="a793">
          <draw:page-thumbnail draw:page-number="1" svg:x="0.75in" svg:y="1.25in" svg:width="6in" svg:height="3.375in" presentation:class="page" draw:id="id71" presentation:style-name="a788" draw:name="Espace réservé de l'image des diapositives 1">
            <svg:title/>
            <svg:desc/>
          </draw:page-thumbnail>
          <draw:frame draw:id="id72" presentation:style-name="a78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3" draw:style-name="a792" draw:name="Espace réservé du numéro de diapositive 3" svg:x="4.24826in" svg:y="9.49826in" svg:width="3.25in" svg:height="0.50174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794" draw:master-page-name="Master1-Layout2-obj-Titre-et-contenu" presentation:presentation-page-layout-name="Master1-PPL2" draw:id="Slide-256">
        <draw:frame draw:id="id74" presentation:style-name="a798" draw:name="Titre 3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MicroControlleur</text:span><text:span text:style-name="a796" text:class-names=""/></text:p>
          </draw:text-box>
          <svg:title/>
          <svg:desc/>
        </draw:frame>
        <draw:frame draw:id="id75" presentation:style-name="a815" draw:name="Espace réservé du contenu 4" svg:x="0.91667in" svg:y="1.99653in" svg:width="11.5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799" text:class-names="">Sleep</text:span><text:span text:style-name="a800" text:class-names=""><text:s text:c="1"/>99,9% du temp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Basse consommation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eu de puissance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&lt;diagramme op sur proc?&gt;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  <presentation:notes draw:style-name="a826">
          <draw:page-thumbnail draw:page-number="2" svg:x="0.75in" svg:y="1.25in" svg:width="6in" svg:height="3.375in" presentation:class="page" draw:id="id76" presentation:style-name="a816" draw:name="Espace réservé de l'image des diapositives 1">
            <svg:title/>
            <svg:desc/>
          </draw:page-thumbnail>
          <draw:frame draw:id="id77" presentation:style-name="a822" draw:name="Espace réservé des commentaires 2" svg:x="0.75in" svg:y="4.8125in" svg:width="6in" svg:height="3.9375in" presentation:class="notes" presentation:placeholder="false">
            <draw:text-box>
              <text:p text:style-name="a821" text:class-names="" text:cond-style-name=""><text:span text:style-name="a817" text:class-names="">Maitre</text:span><text:span text:style-name="a818" text:class-names=""><text:s text:c="1"/>des<text:s text:c="1"/></text:span><text:span text:style-name="a819" text:class-names="">ops</text:span><text:span text:style-name="a820" text:class-names=""/></text:p>
            </draw:text-box>
            <svg:title/>
            <svg:desc/>
          </draw:frame>
          <draw:frame draw:id="id78" draw:style-name="a825" draw:name="Espace réservé du numéro de diapositive 3" svg:x="4.24826in" svg:y="9.49826in" svg:width="3.25in" svg:height="0.50174in">
            <draw:text-box>
              <text:p text:style-name="a824" text:class-names="" text:cond-style-name=""><text:span text:style-name="a8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27" draw:master-page-name="Master1-Layout2-obj-Titre-et-contenu" presentation:presentation-page-layout-name="Master1-PPL2" draw:id="Slide-257">
        <draw:frame draw:id="id79" presentation:style-name="a831" draw:name="Titre 1" svg:x="0.91667in" svg:y="0.39931in" svg:width="11.5in" svg:height="1.44965in" presentation:class="title" presentation:placeholder="false">
          <draw:text-box>
            <text:p text:style-name="a830" text:class-names="" text:cond-style-name=""><text:span text:style-name="a828" text:class-names="">Bluetooth</text:span><text:span text:style-name="a829" text:class-names=""/></text:p>
          </draw:text-box>
          <svg:title/>
          <svg:desc/>
        </draw:frame>
        <draw:frame draw:id="id80" presentation:style-name="a847" draw:name="Espace réservé du contenu 2" svg:x="0.91667in" svg:y="1.99653in" svg:width="11.5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Version 4 (BLE)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Consommation faible</text:span></text:p>
                  </text:list-item>
                </text:list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onnection avec smartphone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Communication UART</text:span></text:p>
                  </text:list-item>
                </text:list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presentation:notes draw:style-name="a857">
          <draw:page-thumbnail draw:page-number="3" svg:x="0.75in" svg:y="1.25in" svg:width="6in" svg:height="3.375in" presentation:class="page" draw:id="id81" presentation:style-name="a848" draw:name="Espace réservé de l'image des diapositives 1">
            <svg:title/>
            <svg:desc/>
          </draw:page-thumbnail>
          <draw:frame draw:id="id82" presentation:style-name="a853" draw:name="Espace réservé des commentaires 2" svg:x="0.75in" svg:y="4.8125in" svg:width="6in" svg:height="3.9375in" presentation:class="notes" presentation:placeholder="false">
            <draw:text-box>
              <text:p text:style-name="a852" text:class-names="" text:cond-style-name=""><text:span text:style-name="a849" text:class-names="">Tous</text:span><text:span text:style-name="a850" text:class-names=""><text:s text:c="1"/>smartphone a BLE</text:span><text:span text:style-name="a851" text:class-names=""/></text:p>
            </draw:text-box>
            <svg:title/>
            <svg:desc/>
          </draw:frame>
          <draw:frame draw:id="id83" draw:style-name="a856" draw:name="Espace réservé du numéro de diapositive 3" svg:x="4.24826in" svg:y="9.49826in" svg:width="3.25in" svg:height="0.50174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58" draw:master-page-name="Master1-Layout2-obj-Titre-et-contenu" presentation:presentation-page-layout-name="Master1-PPL2" draw:id="Slide-258">
        <draw:frame draw:id="id84" presentation:style-name="a862" draw:name="Titre 1" svg:x="0.91667in" svg:y="0.39931in" svg:width="11.5in" svg:height="1.44965in" presentation:class="title" presentation:placeholder="false">
          <draw:text-box>
            <text:p text:style-name="a861" text:class-names="" text:cond-style-name=""><text:span text:style-name="a859" text:class-names="">RFID</text:span><text:span text:style-name="a860" text:class-names=""/></text:p>
          </draw:text-box>
          <svg:title/>
          <svg:desc/>
        </draw:frame>
        <draw:frame draw:id="id85" presentation:style-name="a867" draw:name="Espace réservé du contenu 2" svg:x="0.91667in" svg:y="1.99653in" svg:width="11.5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3" text:class-names="">Portée ~20cm</text:span><text:span text:style-name="a864" text:class-names=""/></text:p>
              </text:list-item>
            </text:list>
          </draw:text-box>
          <svg:title/>
          <svg:desc/>
        </draw:frame>
        <presentation:notes draw:style-name="a873">
          <draw:page-thumbnail draw:page-number="4" svg:x="0.75in" svg:y="1.25in" svg:width="6in" svg:height="3.375in" presentation:class="page" draw:id="id86" presentation:style-name="a868" draw:name="Espace réservé de l'image des diapositives 1">
            <svg:title/>
            <svg:desc/>
          </draw:page-thumbnail>
          <draw:frame draw:id="id87" presentation:style-name="a86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872" draw:name="Espace réservé du numéro de diapositive 3" svg:x="4.24826in" svg:y="9.49826in" svg:width="3.25in" svg:height="0.50174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commentair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z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commentair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commentair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odifiez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z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commentair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odifiez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z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z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commentair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commentair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odifiez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commentair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odifiez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z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commentair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odifiez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commentair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odifiez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z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commentair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z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commentair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z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rtie technique</dc:title>
    <meta:initial-creator>Adrien Taboada</meta:initial-creator>
    <dc:creator>Adrien Taboada</dc:creator>
    <meta:creation-date>2016-12-01T14:07:10Z</meta:creation-date>
    <dc:date>2016-12-01T14:24:27Z</dc:date>
    <meta:editing-cycles>1</meta:editing-cycles>
    <meta:editing-duration>PT1036S</meta:editing-duration>
    <meta:document-statistic meta:paragraph-count="20" meta:word-count="51"/>
  </office:meta>
</office:document-meta>
</file>